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16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18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19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0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4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27cf59" officeooo:paragraph-rsid="00484918" style:font-weight-asian="normal" style:font-weight-complex="normal"/>
    </style:style>
    <style:style style:name="P26" style:family="paragraph" style:parent-style-name="Standard" style:list-style-name="L8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27" style:family="paragraph" style:parent-style-name="Standard" style:list-style-name="L8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9" style:family="paragraph" style:parent-style-name="Standard" style:list-style-name="L12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31" style:family="paragraph" style:parent-style-name="Standard" style:list-style-name="L13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32" style:family="paragraph" style:parent-style-name="Standard" style:list-style-name="L13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4" style:family="paragraph" style:parent-style-name="Standard" style:list-style-name="L14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35" style:family="paragraph" style:parent-style-name="Standard" style:list-style-name="L13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36" style:family="paragraph" style:parent-style-name="Standard" style:list-style-name="L13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37" style:family="paragraph" style:parent-style-name="Standard" style:list-style-name="L13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38" style:family="paragraph" style:parent-style-name="Standard" style:list-style-name="L8">
      <style:text-properties fo:font-weight="bold" officeooo:rsid="0027cf59" officeooo:paragraph-rsid="00484918" style:font-weight-asian="bold" style:font-weight-complex="bold"/>
    </style:style>
    <style:style style:name="P39" style:family="paragraph" style:parent-style-name="Standard" style:list-style-name="L8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40" style:family="paragraph" style:parent-style-name="Standard" style:list-style-name="L8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41" style:family="paragraph" style:parent-style-name="Standard" style:list-style-name="L8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42" style:family="paragraph" style:parent-style-name="Standard" style:list-style-name="L13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43" style:family="paragraph" style:parent-style-name="Standard" style:list-style-name="L13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44" style:family="paragraph" style:parent-style-name="Standard" style:list-style-name="L13">
      <style:paragraph-properties fo:text-align="justify" style:justify-single-word="false"/>
      <style:text-properties officeooo:rsid="00222f39" officeooo:paragraph-rsid="00484918"/>
    </style:style>
    <style:style style:name="P45" style:family="paragraph" style:parent-style-name="Standard" style:list-style-name="L13">
      <style:paragraph-properties fo:text-align="justify" style:justify-single-word="false"/>
      <style:text-properties officeooo:paragraph-rsid="00484918"/>
    </style:style>
    <style:style style:name="P4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7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49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50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51" style:family="paragraph" style:parent-style-name="Text_20_body" style:list-style-name="L5">
      <style:text-properties officeooo:rsid="003aef20" officeooo:paragraph-rsid="003aef20"/>
    </style:style>
    <style:style style:name="P52" style:family="paragraph" style:parent-style-name="Text_20_body" style:list-style-name="L6">
      <style:text-properties officeooo:rsid="003745d2" officeooo:paragraph-rsid="003745d2"/>
    </style:style>
    <style:style style:name="P53" style:family="paragraph" style:parent-style-name="Text_20_body" style:list-style-name="L6">
      <style:text-properties officeooo:rsid="0037c06a" officeooo:paragraph-rsid="0037c06a"/>
    </style:style>
    <style:style style:name="P5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55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56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57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58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59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60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61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62" style:family="paragraph" style:parent-style-name="Contents_20_Heading" style:master-page-name="Standard">
      <style:paragraph-properties style:page-number="1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65" style:family="paragraph" style:parent-style-name="MojHeading" style:master-page-name="Standard">
      <style:paragraph-properties style:page-number="2"/>
    </style:style>
    <style:style style:name="P66" style:family="paragraph" style:parent-style-name="Heading_20_2">
      <style:text-properties fo:font-style="normal" officeooo:rsid="002cc539" style:font-style-asian="normal" style:font-style-complex="normal"/>
    </style:style>
    <style:style style:name="P67" style:family="paragraph" style:parent-style-name="Heading_20_2">
      <style:text-properties officeooo:rsid="004664f3" officeooo:paragraph-rsid="004664f3"/>
    </style:style>
    <style:style style:name="P68" style:family="paragraph" style:parent-style-name="Heading_20_3">
      <style:text-properties fo:font-style="normal" officeooo:rsid="002cc53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7" style:family="text">
      <style:text-properties officeooo:rsid="001a1f33"/>
    </style:style>
    <style:style style:name="T8" style:family="text">
      <style:text-properties officeooo:rsid="001c82c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fcf4c" style:font-style-asian="normal" style:font-style-complex="normal"/>
    </style:style>
    <style:style style:name="T11" style:family="text">
      <style:text-properties fo:font-style="normal" officeooo:rsid="0020dc7b" style:font-style-asian="normal" style:font-style-complex="normal"/>
    </style:style>
    <style:style style:name="T12" style:family="text">
      <style:text-properties fo:font-style="normal" officeooo:rsid="00214648" style:font-style-asian="normal" style:font-style-complex="normal"/>
    </style:style>
    <style:style style:name="T13" style:family="text">
      <style:text-properties fo:font-style="normal" officeooo:rsid="00233763" style:font-style-asian="normal" style:font-style-complex="normal"/>
    </style:style>
    <style:style style:name="T14" style:family="text">
      <style:text-properties fo:font-style="normal" officeooo:rsid="0023db42" style:font-style-asian="normal" style:font-style-complex="normal"/>
    </style:style>
    <style:style style:name="T15" style:family="text">
      <style:text-properties fo:font-style="normal" officeooo:rsid="0024969a" style:font-style-asian="normal" style:font-style-complex="normal"/>
    </style:style>
    <style:style style:name="T16" style:family="text">
      <style:text-properties fo:font-style="normal" officeooo:rsid="0025f2e6" style:font-style-asian="normal" style:font-style-complex="normal"/>
    </style:style>
    <style:style style:name="T17" style:family="text">
      <style:text-properties fo:font-style="normal" officeooo:rsid="00271de0" style:font-style-asian="normal" style:font-style-complex="normal"/>
    </style:style>
    <style:style style:name="T18" style:family="text">
      <style:text-properties fo:font-style="normal" officeooo:rsid="002928f1" style:font-style-asian="normal" style:font-style-complex="normal"/>
    </style:style>
    <style:style style:name="T19" style:family="text">
      <style:text-properties fo:font-style="normal" officeooo:rsid="002aebd6" style:font-style-asian="normal" style:font-style-complex="normal"/>
    </style:style>
    <style:style style:name="T20" style:family="text">
      <style:text-properties fo:font-style="normal" officeooo:rsid="002bf48e" style:font-style-asian="normal" style:font-style-complex="normal"/>
    </style:style>
    <style:style style:name="T21" style:family="text">
      <style:text-properties fo:font-style="normal" officeooo:rsid="002c6682" style:font-style-asian="normal" style:font-style-complex="normal"/>
    </style:style>
    <style:style style:name="T22" style:family="text">
      <style:text-properties fo:font-style="normal" officeooo:rsid="002cc539" style:font-style-asian="normal" style:font-style-complex="normal"/>
    </style:style>
    <style:style style:name="T23" style:family="text">
      <style:text-properties fo:font-style="normal" officeooo:rsid="003418c3" style:font-style-asian="normal" style:font-style-complex="normal"/>
    </style:style>
    <style:style style:name="T24" style:family="text">
      <style:text-properties fo:font-style="normal" officeooo:rsid="00358ae6" style:font-style-asian="normal" style:font-style-complex="normal"/>
    </style:style>
    <style:style style:name="T25" style:family="text">
      <style:text-properties fo:font-style="normal" officeooo:rsid="0035f3f8" style:font-style-asian="normal" style:font-style-complex="normal"/>
    </style:style>
    <style:style style:name="T26" style:family="text">
      <style:text-properties fo:font-style="normal" officeooo:rsid="0037c06a" style:font-style-asian="normal" style:font-style-complex="normal"/>
    </style:style>
    <style:style style:name="T27" style:family="text">
      <style:text-properties fo:font-style="normal" officeooo:rsid="00382825" style:font-style-asian="normal" style:font-style-complex="normal"/>
    </style:style>
    <style:style style:name="T28" style:family="text">
      <style:text-properties fo:font-style="normal" officeooo:rsid="0039ab51" style:font-style-asian="normal" style:font-style-complex="normal"/>
    </style:style>
    <style:style style:name="T29" style:family="text">
      <style:text-properties fo:font-style="normal" officeooo:rsid="003c098e" style:font-style-asian="normal" style:font-style-complex="normal"/>
    </style:style>
    <style:style style:name="T30" style:family="text">
      <style:text-properties fo:font-style="normal" officeooo:rsid="003c5d44" style:font-style-asian="normal" style:font-style-complex="normal"/>
    </style:style>
    <style:style style:name="T31" style:family="text">
      <style:text-properties fo:font-style="normal" officeooo:rsid="003e473f" style:font-style-asian="normal" style:font-style-complex="normal"/>
    </style:style>
    <style:style style:name="T32" style:family="text">
      <style:text-properties fo:font-style="normal" officeooo:rsid="00429ea8" style:font-style-asian="normal" style:font-style-complex="normal"/>
    </style:style>
    <style:style style:name="T33" style:family="text">
      <style:text-properties fo:font-style="normal" officeooo:rsid="0042a544" style:font-style-asian="normal" style:font-style-complex="normal"/>
    </style:style>
    <style:style style:name="T34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38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40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42" style:family="text">
      <style:text-properties officeooo:rsid="0020dc7b"/>
    </style:style>
    <style:style style:name="T43" style:family="text">
      <style:text-properties officeooo:rsid="0021464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32f701" style:font-weight-asian="normal" style:font-weight-complex="normal"/>
    </style:style>
    <style:style style:name="T46" style:family="text">
      <style:text-properties fo:font-weight="normal" officeooo:rsid="002d5704" style:font-weight-asian="normal" style:font-weight-complex="normal"/>
    </style:style>
    <style:style style:name="T47" style:family="text">
      <style:text-properties fo:font-weight="normal" officeooo:rsid="0015a762" style:font-weight-asian="normal" style:font-weight-complex="normal"/>
    </style:style>
    <style:style style:name="T48" style:family="text">
      <style:text-properties fo:font-weight="normal" officeooo:rsid="00206300" style:font-weight-asian="normal" style:font-weight-complex="normal"/>
    </style:style>
    <style:style style:name="T49" style:family="text">
      <style:text-properties fo:font-weight="normal" officeooo:rsid="00226e4d" style:font-weight-asian="normal" style:font-weight-complex="normal"/>
    </style:style>
    <style:style style:name="T50" style:family="text">
      <style:text-properties fo:font-weight="normal" officeooo:rsid="00222f39" style:font-weight-asian="normal" style:font-weight-complex="normal"/>
    </style:style>
    <style:style style:name="T51" style:family="text">
      <style:text-properties fo:font-weight="normal" officeooo:rsid="00484918" style:font-weight-asian="normal" style:font-weight-complex="normal"/>
    </style:style>
    <style:style style:name="T52" style:family="text">
      <style:text-properties officeooo:rsid="002fd1c6"/>
    </style:style>
    <style:style style:name="T53" style:family="text">
      <style:text-properties officeooo:rsid="0031e94c"/>
    </style:style>
    <style:style style:name="T54" style:family="text">
      <style:text-properties officeooo:rsid="00323b9c"/>
    </style:style>
    <style:style style:name="T55" style:family="text">
      <style:text-properties officeooo:rsid="0032f701"/>
    </style:style>
    <style:style style:name="T56" style:family="text">
      <style:text-properties officeooo:rsid="00358ae6"/>
    </style:style>
    <style:style style:name="T57" style:family="text">
      <style:text-properties officeooo:rsid="0036e4d3"/>
    </style:style>
    <style:style style:name="T58" style:family="text">
      <style:text-properties officeooo:rsid="003745d2"/>
    </style:style>
    <style:style style:name="T59" style:family="text">
      <style:text-properties officeooo:rsid="0037c06a"/>
    </style:style>
    <style:style style:name="T60" style:family="text">
      <style:text-properties officeooo:rsid="003c5d44"/>
    </style:style>
    <style:style style:name="T61" style:family="text">
      <style:text-properties officeooo:rsid="003e473f"/>
    </style:style>
    <style:style style:name="T62" style:family="text">
      <style:text-properties officeooo:rsid="0042a544"/>
    </style:style>
    <style:style style:name="T63" style:family="text">
      <style:text-properties officeooo:rsid="00440b45"/>
    </style:style>
    <style:style style:name="T64" style:family="text">
      <style:text-properties officeooo:rsid="00175049"/>
    </style:style>
    <style:style style:name="T65" style:family="text">
      <style:text-properties officeooo:rsid="0021e6b2"/>
    </style:style>
    <style:style style:name="T66" style:family="text">
      <style:text-properties officeooo:rsid="00206300"/>
    </style:style>
    <style:style style:name="T67" style:family="text">
      <style:text-properties officeooo:rsid="00226e4d"/>
    </style:style>
    <style:style style:name="T68" style:family="text">
      <style:text-properties officeooo:rsid="0025848f"/>
    </style:style>
    <style:style style:name="T69" style:family="text">
      <style:text-properties officeooo:rsid="0048491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Univerzitet u Beogradu</text:p>
      <text:p text:style-name="P16">Matematički fakultet</text:p>
      <text:p text:style-name="P15"/>
      <text:p text:style-name="Caption"/>
      <text:p text:style-name="P15"/>
      <text:p text:style-name="P15"/>
      <text:p text:style-name="P15"/>
      <text:p text:style-name="P15"/>
      <text:p text:style-name="P16"/>
      <text:p text:style-name="Title">Informacioni sistem za firmu <text:line-break/><text:span text:style-name="T1">Ramix Čačak</text:span></text:p>
      <text:p text:style-name="Subtitle">-grupni projekat-</text:p>
      <text:p text:style-name="P18"/>
      <text:p text:style-name="P18"/>
      <text:p text:style-name="P18"/>
      <text:p text:style-name="P18"/>
      <text:p text:style-name="P17">Studenti:</text:p>
      <text:p text:style-name="P17">Petar Kulezić</text:p>
      <text:p text:style-name="P17">Miloš Lončarević</text:p>
      <text:p text:style-name="P17">Filip Miljaković</text:p>
      <text:p text:style-name="P17">Pavle Gavrilović</text:p>
      <text:h text:style-name="P64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2">Sadržaj</text:p>
          </text:index-title>
          <text:p text:style-name="P21"><text:a xlink:type="simple" xlink:href="#__RefHeading___Toc112_949689110" text:style-name="Index_20_Link" text:visited-style-name="Index_20_Link">Uvod<text:tab/>2</text:a></text:p>
          <text:p text:style-name="P21"><text:a xlink:type="simple" xlink:href="#__RefHeading___Toc114_949689110" text:style-name="Index_20_Link" text:visited-style-name="Index_20_Link">Analza sistema<text:tab/>2</text:a></text:p>
          <text:p text:style-name="P22"><text:a xlink:type="simple" xlink:href="#__RefHeading___Toc266_535156845" text:style-name="Index_20_Link" text:visited-style-name="Index_20_Link">Zaduženja aktera u sistemu<text:tab/>3</text:a></text:p>
          <text:p text:style-name="P23"><text:a xlink:type="simple" xlink:href="#__RefHeading___Toc326_1563461035" text:style-name="Index_20_Link" text:visited-style-name="Index_20_Link">Menadžer prodaje<text:tab/>3</text:a></text:p>
          <text:p text:style-name="P23"><text:a xlink:type="simple" xlink:href="#__RefHeading___Toc328_1563461035" text:style-name="Index_20_Link" text:visited-style-name="Index_20_Link">Menadžer nabavke<text:tab/>4</text:a></text:p>
          <text:p text:style-name="P23"><text:a xlink:type="simple" xlink:href="#__RefHeading___Toc330_1563461035" text:style-name="Index_20_Link" text:visited-style-name="Index_20_Link">Referent prodaje<text:tab/>4</text:a></text:p>
          <text:p text:style-name="P23"><text:a xlink:type="simple" xlink:href="#__RefHeading___Toc332_1563461035" text:style-name="Index_20_Link" text:visited-style-name="Index_20_Link">Magacioner<text:tab/>4</text:a></text:p>
          <text:p text:style-name="P23"><text:a xlink:type="simple" xlink:href="#__RefHeading___Toc346_1563461035" text:style-name="Index_20_Link" text:visited-style-name="Index_20_Link">Šef proizvodnje<text:tab/>4</text:a></text:p>
          <text:p text:style-name="P23"><text:a xlink:type="simple" xlink:href="#__RefHeading___Toc577_1261946861" text:style-name="Index_20_Link" text:visited-style-name="Index_20_Link">Knjigovođa<text:tab/>5</text:a></text:p>
          <text:p text:style-name="P23"><text:a xlink:type="simple" xlink:href="#__RefHeading___Toc348_1563461035" text:style-name="Index_20_Link" text:visited-style-name="Index_20_Link">Radnik u proizvodnji<text:tab/>5</text:a></text:p>
          <text:p text:style-name="P23"><text:a xlink:type="simple" xlink:href="#__RefHeading___Toc350_1563461035" text:style-name="Index_20_Link" text:visited-style-name="Index_20_Link">Vozač<text:tab/>5</text:a></text:p>
          <text:p text:style-name="P22"><text:a xlink:type="simple" xlink:href="#__RefHeading___Toc579_1261946861" text:style-name="Index_20_Link" text:visited-style-name="Index_20_Link"><text:span text:style-name="T9">U</text:span></text:a><text:a xlink:type="simple" xlink:href="#__RefHeading___Toc579_1261946861" text:style-name="Index_20_Link" text:visited-style-name="Index_20_Link"><text:span text:style-name="T9">napređenja sistema</text:span></text:a><text:a xlink:type="simple" xlink:href="#__RefHeading___Toc579_1261946861" text:style-name="Index_20_Link" text:visited-style-name="Index_20_Link"><text:tab/>5</text:a></text:p>
          <text:p text:style-name="P21"><text:a xlink:type="simple" xlink:href="#__RefHeading___Toc591_1261946861" text:style-name="Index_20_Link" text:visited-style-name="Index_20_Link">Slučajevi upotrebe<text:tab/>6</text:a></text:p>
          <text:p text:style-name="P22"><text:a xlink:type="simple" xlink:href="#__RefHeading___Toc589_1261946861" text:style-name="Index_20_Link" text:visited-style-name="Index_20_Link">Poručivanje<text:tab/>6</text:a></text:p>
        </text:index-body>
      </text:table-of-content>
      <text:p text:style-name="P8"/>
      <text:h text:style-name="P65" text:outline-level="1"><text:bookmark-start text:name="__RefHeading___Toc112_949689110"/>Uvod<text:bookmark-end text:name="__RefHeading___Toc112_949689110"/></text:h>
      <text:p text:style-name="P2"><text:tab/><text:span text:style-name="T7">Predmet ovog projekta je razvijanje informacionog sistema za firmu </text:span><text:span text:style-name="T2">Ramix</text:span><text:span text:style-name="T7"> iz Čačka. </text:span>Firma <text:span text:style-name="T1">Ramix</text:span> se bavi proizvodnjom boja i lepokova. <text:span text:style-name="T8">Od budućeg informacionog sistema se zahteva da:</text:span></text:p>
      <text:list xml:id="list1426658521295929106" text:style-name="L1">
        <text:list-item>
          <text:p text:style-name="P54">nadgleda stanj<text:span text:style-name="T42">e</text:span> u magacinima sirovina i gotovih proizvoda,</text:p>
        </text:list-item>
        <text:list-item>
          <text:p text:style-name="P54">daje precizine informacije menadžemntu o trenutnim dešavanjima u firmi (šta je poručeno, šta se proizvodi, šta je otpremljeno…) i tako pomogne u donošenju daljih odluka,</text:p>
        </text:list-item>
        <text:list-item>
          <text:p text:style-name="P55">ima 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43">Firma </text:span><text:span text:style-name="T3">Ramix </text:span><text:span text:style-name="T10">trenutno ima knjigovodstveni program instaliran na jednom od svojih računara i pomoću njega se kreiraju svi dokumenti</text:span><text:span text:style-name="T15"> </text:span><text:span text:style-name="T10">potrebni za rad firme </text:span><text:span text:style-name="T15">(radni nalozi, otpremnice, računi…)</text:span><text:span text:style-name="T10">. Takođe, u okviru programa postoji i baza podataka sa </text:span><text:span text:style-name="T11">podacima o stanju sirovina i gotovih proizvoda; kupcima i dobavljačima; izlaznim i ulaznim fakturama…</text:span></text:p>
      <text:p text:style-name="P3"><text:span text:style-name="T11"><text:tab/>Osnovni nedostatak ovog programa jeste što nije prilagođen konkretnim potrebama firme, v</text:span><text:span text:style-name="T12">eć je knjigovodstveni program opšteg tipa.</text:span><text:span text:style-name="T11"> </text:span><text:span text:style-name="T12">Kao takav</text:span><text:span text:style-name="T11"> je, u nekim delovima, suviše obiman (prilikom rada se prolazi kroz neke korake koji nisu svojstveni konkretnom tipu </text:span><text:span text:style-name="T12">preduzeća</text:span><text:span text:style-name="T11">) ili ima nejasan interfejs što otežava njegovo korišćenje, dok mu, sa druge strane, </text:span><text:span text:style-name="T24">nedostaju</text:span><text:span text:style-name="T11"> neke mogućnosti koje bi </text:span><text:span text:style-name="T24">konkretnoj </text:span><text:span text:style-name="T11">firm</text:span><text:span text:style-name="T24">i bile od koristi</text:span><text:span text:style-name="T11">.</text:span></text:p>
      <text:p text:style-name="P3"><text:span text:style-name="T11"><text:tab/></text:span><text:span text:style-name="T13">Radi lakšeg sagledavanja rada cele firme, podelili smo je na nekoliko celina: primanje porudžbina, proizvodnja, prodaja i nabavka, knjigovodstvo.</text:span></text:p>
      <text:p text:style-name="P9"><text:tab/>Primanje porudžbina se trenutno odvija na nekoliko načina: telefonom, SMS porukama ili elektronskom poštom. Porudžbine se ne unose u računar, <text:span text:style-name="T56">već se zapisane prosleđuju rukovodećim strukturama (menadžment) firme.</text:span></text:p>
      <text:p text:style-name="P6"><text:span text:style-name="T13"><text:tab/>Proces proizvodnje počinje kreiranjem </text:span><text:span text:style-name="T34">radnog naloga</text:span><text:span text:style-name="T13"> </text:span><text:span text:style-name="T14">(specifikacija šta je potrebno proizvesti i u kojoj količini) </text:span><text:span text:style-name="T13">od strane menadžera pr</text:span><text:span text:style-name="T24">odaje</text:span><text:span text:style-name="T13">. </text:span><text:span text:style-name="T14">Radni nalog se potom predaje šefu proizvodnje koji zatim </text:span><text:span text:style-name="T24">sastavlja spisak potrebnih sirovina za izvršavanje radnog naloga, na osnovu </text:span><text:span text:style-name="T38">normativa </text:span><text:span text:style-name="T41">(spisak sirovina koje ulaze u proizvod i njihova količina; nalazi se u bazi podataka)</text:span><text:span text:style-name="T35"> </text:span><text:span text:style-name="T40">proizvoda</text:span><text:span text:style-name="T24">. Potom se vrši</text:span><text:span text:style-name="T14"> </text:span><text:span text:style-name="T5">treb</text:span><text:span text:style-name="T6">ovanje</text:span><text:span text:style-name="T14"> </text:span><text:span text:style-name="T24">(preuzimanje) </text:span><text:span text:style-name="T14">sirovin</text:span><text:span text:style-name="T24">a</text:span><text:span text:style-name="T14"> iz magacina </text:span><text:span text:style-name="T15">sirovina </text:span><text:span text:style-name="T24">uz nadzor magacionera</text:span><text:span text:style-name="T14">. </text:span><text:span text:style-name="T15">Nakon završetka samog pravljenja proizvoda, </text:span><text:span text:style-name="T24">sastavlja se spisak onoga što je proizvedeno (</text:span><text:span text:style-name="T38">predajnica</text:span><text:span text:style-name="T24">)</text:span><text:span text:style-name="T15"> </text:span><text:span text:style-name="T24">i zajedno sa gotovim proizvodom </text:span><text:span text:style-name="T15">on se odlaže u magacin gotovih proizvoda. </text:span><text:span text:style-name="T24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25">(upozorenja, kazne, otkazi) </text:span><text:span text:style-name="T24">u skladu sa svojim saznanjima.</text:span></text:p>
      <text:p text:style-name="P4"><text:span text:style-name="T15"><text:tab/>Prodaja započinje planiranjem rute od strane menadžera prodaje na osnovu primljenih porudžbina i stanja u magacinu gotovih proizvoda. Potom on kreira i štampa </text:span><text:span text:style-name="T36">otpremnicu</text:span><text:span text:style-name="T15"> </text:span><text:soft-page-break/><text:span text:style-name="T15">(dok</text:span><text:span text:style-name="T25">u</text:span><text:span text:style-name="T15">ment koji </text:span><text:span text:style-name="T16">sadrži informacije o robi koja je poslata na put; putuje zajedno sa robom</text:span><text:span text:style-name="T15">) </text:span><text:span text:style-name="T16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25">o</text:span><text:span text:style-name="T16"> d</text:span><text:span text:style-name="T25">a</text:span><text:span text:style-name="T16"> je reč o firminom vozaču ili nekom ko vrši uslugu transporta. Kupac, kad mu stigne roba, potvrđuje da je sve u redu svojim potpisom na otpremnicama i jedna otpremnica se vraća u firmu </text:span><text:span text:style-name="T17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25">Formirani račun se unosi u knjigovodstveni program. Postoji i dokument koji predstavlja i otpremnicu i račun (</text:span><text:span text:style-name="T39">račun – otpremnica</text:span><text:span text:style-name="T25">), tretira se kao otpremnica sve do potpisivanja od strane kupca kada se može smatrati računom (ušteda je u tome što se kupcu ne šalje novi papir koji predstavlja račun).</text:span></text:p>
      <text:p text:style-name="P10"><text:tab/>Prilikom nabavke je firma u ulozi kupca i sve se odvija po prethodno opisanom postupku prodaje.</text:p>
      <text:p text:style-name="P7"><text:span text:style-name="T9"><text:tab/></text:span><text:span text:style-name="T18">U okviru knjigovodstva se, koristeći postojeći program, unose svi računi u bazu podataka. Dakle, </text:span><text:span text:style-name="T37">izlazne fakture</text:span><text:span text:style-name="T18"> (potraživanja </text:span><text:span text:style-name="T21">prema</text:span><text:span text:style-name="T18"> kupc</text:span><text:span text:style-name="T21">ima</text:span><text:span text:style-name="T18">), </text:span><text:span text:style-name="T37">ulazne fakture</text:span><text:span text:style-name="T18"> (</text:span><text:span text:style-name="T19">dugovanja prema dobavljačima</text:span><text:span text:style-name="T18">), </text:span><text:span text:style-name="T19">kao i razni troškovi firme </text:span><text:span text:style-name="T20">(</text:span><text:span text:style-name="T19">poput komunalija, goriva, </text:span><text:span text:style-name="T20">usluga transporta, </text:span><text:span text:style-name="T21">bankarske provizije</text:span><text:span text:style-name="T20">…) </text:span><text:span text:style-name="T21">se unose u <text:s/>sistem. </text:span><text:span text:style-name="T22">Na osnovu toga, moguće je od postojećeg programa dobiti podatke o ukupnim potraživanjima, dugovanjima, kao i pojedinačnim. </text:span><text:span text:style-name="T23">Knjigovodstvo se dalje stara o plaćanju računa i plaćanju poreza, vodi računa o postojanju svih dokumenata i poštovaju republičkih zakona.</text:span></text:p>
      <text:p text:style-name="P11"/>
      <text:h text:style-name="P66" text:outline-level="2"><text:bookmark-start text:name="__RefHeading___Toc266_535156845"/>Zaduženja aktera u sistemu<text:bookmark-end text:name="__RefHeading___Toc266_535156845"/></text:h>
      <text:p text:style-name="P14"><text:span text:style-name="T22"><text:tab/>Sledi spisak </text:span><text:span text:style-name="T28">funkcija</text:span><text:span text:style-name="T22"> koje zaposleni u firmi imaju. Kako je </text:span><text:span text:style-name="T28">firma </text:span><text:span text:style-name="T4">Ramix</text:span><text:span text:style-name="T22"> relativno mal</text:span><text:span text:style-name="T28">a,</text:span><text:span text:style-name="T22"> </text:span><text:span text:style-name="T28">u smislu godišnjeg prometa i obavljanja posla</text:span><text:span text:style-name="T22">, jedna osoba može </text:span><text:span text:style-name="T28">stići da obavlja više funkcija</text:span><text:span text:style-name="T22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52">Menadžer prodaje je zadužen za vođenje procesa proizvodnje i prodaje. Dodatno zadužen je za:</text:span></text:p>
      <text:list xml:id="list6777709007373132499" text:style-name="L2">
        <text:list-item>
          <text:p text:style-name="P56">analiziranje stanja na tržištu</text:p>
        </text:list-item>
        <text:list-item>
          <text:p text:style-name="P56">analiziranje pristiglih porudžbina i stanja u magacinu gotovih proizvoda</text:p>
        </text:list-item>
        <text:list-item>
          <text:p text:style-name="P57">unapređivanje procesa proizvodnje</text:p>
        </text:list-item>
        <text:list-item>
          <text:p text:style-name="P59">izdavanje radnih naloga (pokretanje procesa proizvodnje)</text:p>
        </text:list-item>
        <text:list-item>
          <text:p text:style-name="P59">donošenje odluka u vezi grešaka prilikom procesa proizvodnje</text:p>
        </text:list-item>
        <text:list-item>
          <text:p text:style-name="P59">organizovanje transporta robe do kupaca</text:p>
        </text:list-item>
        <text:list-item>
          <text:p text:style-name="P59"><text:soft-page-break/>kreiranje otpremnica</text:p>
        </text:list-item>
        <text:list-item>
          <text:p text:style-name="P59">donošenje odluka u vezi problema prilikom transporta robe <text:span text:style-name="T53">do kupaca</text:span></text:p>
        </text:list-item>
        <text:list-item>
          <text:p text:style-name="P57">rešavanje problema koje kupci imaju</text:p>
        </text:list-item>
        <text:list-item>
          <text:p text:style-name="P60">analiziranje potraživanja firme</text:p>
        </text:list-item>
        <text:list-item>
          <text:p text:style-name="P60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54">Menadžer nabavke ima sledeća zaduženja:</text:span></text:p>
      <text:list xml:id="list601639657838706514" text:style-name="L3">
        <text:list-item>
          <text:p text:style-name="P61">anailizanje stanja u magacinu sirovina</text:p>
        </text:list-item>
        <text:list-item>
          <text:p text:style-name="P61">nabavlja sirovine od dobavljača</text:p>
        </text:list-item>
        <text:list-item>
          <text:p text:style-name="P61">komunicira sa dobavljačima</text:p>
        </text:list-item>
        <text:list-item>
          <text:p text:style-name="P58">analiziranje tržišta sirovina</text:p>
        </text:list-item>
        <text:list-item>
          <text:p text:style-name="P61">planira<text:span text:style-name="T55">nje</text:span> transport<text:span text:style-name="T55">a</text:span> sirovina</text:p>
        </text:list-item>
        <text:list-item>
          <text:p text:style-name="P61">rešavanje problema nastalih prilikom transporta sirovina</text:p>
        </text:list-item>
        <text:list-item>
          <text:p text:style-name="P61">rešavanje problema nastalih prilikom istovara sirovina</text:p>
        </text:list-item>
        <text:list-item>
          <text:p text:style-name="P61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45">Referent prodaje je zadužen za kancelarijske poslove. Mora biti obučen za elementaran rad na računaru. Ima sledeća zaduženja:</text:span></text:p>
      <text:list xml:id="list774539669543264633" text:style-name="L4">
        <text:list-item>
          <text:p text:style-name="P48">prima porudžbine od strane kupaca</text:p>
        </text:list-item>
        <text:list-item>
          <text:p text:style-name="P49">unosi u knjigovodstveni program račune firme</text:p>
        </text:list-item>
        <text:list-item>
          <text:p text:style-name="P50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57">Magacioner je zadužan za sve poslove vezane za magacine firme. Magacionera može imati više u zavisnosti od broja magacina i veličine tih magacina. Njegova zaduženja su:</text:span></text:p>
      <text:list xml:id="list7134281984056729690" text:style-name="L5">
        <text:list-item>
          <text:p text:style-name="P51">nadgledanje unošenja i iznošenja robe iz magacina</text:p>
        </text:list-item>
        <text:list-item>
          <text:p text:style-name="P51">ažuriranje baza podataka o stanji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58">Određuje i deli zaduženja radnicima u proizvodnji. Dakle, ima sledeća zaduženja:</text:span></text:p>
      <text:list xml:id="list8856829157856848862" text:style-name="L6">
        <text:list-item>
          <text:p text:style-name="P52"><text:soft-page-break/>vrši podelu posla u procesu proizvodnje</text:p>
        </text:list-item>
        <text:list-item>
          <text:p text:style-name="P52">sastavlja spisak potrebnih sirovina za proizvodnju</text:p>
        </text:list-item>
        <text:list-item>
          <text:p text:style-name="P53">nadgleda proces proizvodnje i rešava probleme nastale u toku procesa</text:p>
        </text:list-item>
        <text:list-item>
          <text:p text:style-name="P53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62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59">Radnik u proizvodnji obavlja sve poslove koje dobije od šefa proizvodnje</text:span></text:p>
      <text:h text:style-name="P68" text:outline-level="3"><text:bookmark-start text:name="__RefHeading___Toc350_1563461035"/>Vozač<text:bookmark-end text:name="__RefHeading___Toc350_1563461035"/></text:h>
      <text:p text:style-name="Text_20_body"><text:span text:style-name="T22"><text:tab/></text:span><text:span text:style-name="T26">Vozač prevozi robu koja je navedena u otpremnici do kupaca.</text:span></text:p>
      <text:h text:style-name="Heading_20_2" text:outline-level="2"><text:bookmark-start text:name="__RefHeading___Toc579_1261946861"/><text:span text:style-name="T26">U</text:span><text:span text:style-name="T9">napređenja sistema</text:span><text:bookmark-end text:name="__RefHeading___Toc579_1261946861"/></text:h>
      <text:p text:style-name="P19"><text:span text:style-name="T9"><text:tab/></text:span><text:span text:style-name="T27">Kako bi budući sistem pomogao menadžem</text:span><text:span text:style-name="T29">e</text:span><text:span text:style-name="T27">ntu u donošenju odluka, smatramo da je osnov</text:span><text:span text:style-name="T32">no</text:span><text:span text:style-name="T27"> un</text:span><text:span text:style-name="T32">eti</text:span><text:span text:style-name="T27"> porudžbin</text:span><text:span text:style-name="T32">e</text:span><text:span text:style-name="T27"> u računar. </text:span><text:span text:style-name="T31">To bi bilo novo zaduženje referenta prodaje. Ovaj korak</text:span><text:span text:style-name="T27"> će olakšati pregled svih porudžbina i ubrzati donošenje odluka </text:span><text:span text:style-name="T29">vezanih za prodaju, proizvodnju i nabavku. </text:span></text:p>
      <text:p text:style-name="P19"><text:span text:style-name="T29"><text:tab/></text:span><text:span text:style-name="T31">Još jedan od načina za unos porudžbina jeste da registrovani kupci poručuju robu preko Interneta. Ovim se izbacuje potreba da referent prodaje unosi porudžbine u sistem.</text:span></text:p>
      <text:p text:style-name="P19"><text:span text:style-name="T29"><text:tab/>Ideja ja da se menadžeru prodaje pruži jasan uvid u stanje magacina gotovih proizvoda kao i uvid u ukupnu količinu poručene robe. Zatim da on lako može da </text:span><text:span text:style-name="T30">kreira radni nalog, uz kontrolu stanja sirovina od strane sistema. Dakle, sistem je taj koji će davati upozorenja o manjku sirovina i automatski obavestiti menadžera nabavke. </text:span><text:span text:style-name="T32">Tada</text:span><text:span text:style-name="T30"> sirovine </text:span><text:span text:style-name="T32">koje su potrebne za pravljenje proizvoda iz radnogg naloga </text:span><text:span text:style-name="T30">prelaze u ,,rezervisano” stanje. </text:span><text:span text:style-name="T32">To je moguće, jer na osnovu radnog naloga i normativa svih proizvoda, sistem može da izračuna koliko i kojih sirovina je potrebno.</text:span></text:p>
      <text:p text:style-name="P19"><text:span text:style-name="T30"><text:tab/>Menadžer prodaje, takođe, bi trebalo da ima jednostavan način za kreiranje otpremnica i sistem će po kreiranju otpremnice označiti robu sa otpremnice kao ,,rezervisanu”. </text:span><text:span text:style-name="T33">Ovde od značaja mogu biti informacije o težini robe koja je na otpremnici, težini robe iz porudžbina grupisanih po naručiocima ili gradovima iz kojih su kupci.</text:span></text:p>
      <text:p text:style-name="P20"><text:tab/><text:span text:style-name="T60">Magacionerima će na njihovim računarima odmah biti vidljivo da je došlo do rezervacije robe i onu mogu očekivati uskoro preuzimanje robe od strane radnika (za sirovine) ili vozača (za gotove proizvode).</text:span></text:p>
      <text:p text:style-name="P20"><text:soft-page-break/><text:tab/><text:span text:style-name="T61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0"><text:tab/><text:span text:style-name="T61">Pošto već imamo otpremnicu u sistemu, može se lako formirati račun, nakon što u firmu stigne potpisana otpremnica od strane kupca. Dakle, račun se može automatski generisati i prebaciti u knjigovodstveni deo sistema, gde čeka na rasknjižavanje (potvrda od strane banke da je plaćen). Takođe račun se može automatski poslati elektronskom poštom kupcu.</text:span></text:p>
      <text:p text:style-name="P20"><text:tab/><text:span text:style-name="T63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0"/>
      <text:h text:style-name="P63" text:outline-level="1"><text:bookmark-start text:name="__RefHeading___Toc591_1261946861"/>Slučajevi upotrebe<text:bookmark-end text:name="__RefHeading___Toc591_1261946861"/></text:h>
      <text:p text:style-name="P20"><text:tab/></text:p>
      <text:p text:style-name="P13"><text:tab/>Slučajevi upotrebe su podeljeni u skladu sa već naznačenom podelom radi lakšeg pregleda svih slučajeva.</text:p>
      <text:h text:style-name="P67" text:outline-level="2"><text:bookmark-start text:name="__RefHeading___Toc589_1261946861"/>Poručivanje<text:bookmark-end text:name="__RefHeading___Toc589_1261946861"/></text:h>
      <text:h text:style-name="Heading_20_3" text:outline-level="3">Slučaj upotrebe: Porudžbina koja nije preko veb stranice</text:h>
      <text:list xml:id="list6451589186822384599" text:style-name="L8">
        <text:list-item>
          <text:p text:style-name="P38">Kratak opis: <text:span text:style-name="T46">Kupac poručuje robu </text:span><text:span text:style-name="T44">putem poziva, </text:span><text:span text:style-name="T51">SMS</text:span><text:span text:style-name="T44"> poruke ili </text:span><text:span text:style-name="T51">imejla</text:span><text:span text:style-name="T44">.</text:span></text:p>
          <text:p text:style-name="P25"><text:s/></text:p>
        </text:list-item>
        <text:list-item>
          <text:p text:style-name="P38">Učesnici:</text:p>
          <text:list>
            <text:list-header>
              <text:p text:style-name="P25">Kupac - kreira porudžbinu i kontaktira <text:span text:style-name="T69">referenta prodaje</text:span></text:p>
              <text:p text:style-name="P25"><text:span text:style-name="T69">Referent prodaje</text:span> - prima porudžbinu i unosi je u bazu porudžbina</text:p>
              <text:p text:style-name="P25"><text:s/></text:p>
            </text:list-header>
          </text:list>
        </text:list-item>
        <text:list-item>
          <text:p text:style-name="P39">Preduslovi: <text:span text:style-name="T4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26"/>
        </text:list-item>
        <text:list-item>
          <text:p text:style-name="P40">Postuslovi: <text:span text:style-name="T44">porudžbina je uneta u bazu porudžbina i </text:span><text:span text:style-name="T51">kupcu je potvrđeno da je primljena porudžbina</text:span></text:p>
          <text:p text:style-name="P27"/>
        </text:list-item>
        <text:list-item>
          <text:p text:style-name="P40">Osnovni tok:</text:p>
          <text:list>
            <text:list-item>
              <text:p text:style-name="P27">Kupac odlučuje šta želi da poruči</text:p>
            </text:list-item>
            <text:list-item>
              <text:p text:style-name="P27">Kupac kontaktira službenika putem poziva, <text:span text:style-name="T69">SMS</text:span> poruke ili <text:span text:style-name="T69">imejla</text:span></text:p>
            </text:list-item>
            <text:list-item>
              <text:p text:style-name="P27">Službenik potvrđuje porudžbinu putem poziva, <text:span text:style-name="T69">SMS</text:span> poruke ili <text:span text:style-name="T69">imejla</text:span></text:p>
            </text:list-item>
            <text:list-item>
              <text:p text:style-name="P27">Službenik na osnovu želja kupca kreira porudžbinu</text:p>
            </text:list-item>
            <text:list-item>
              <text:p text:style-name="P27">Službenik unosi porudžbinu u bazu porudžbina</text:p>
            </text:list-item>
          </text:list>
        </text:list-item>
      </text:list>
      <text:p text:style-name="P28"/>
      <text:list xml:id="list165732910235548" text:continue-numbering="true" text:style-name="L8">
        <text:list-item>
          <text:p text:style-name="P40">Alternativni tok: </text:p>
          <text:list>
            <text:list-header>
              <text:p text:style-name="P41">3: Izostanak potvrde:</text:p>
            </text:list-header>
          </text:list>
        </text:list-item>
      </text:list>
      <text:list xml:id="list1496835876089758247" text:style-name="L12">
        <text:list-item>
          <text:list>
            <text:list-item>
              <text:p text:style-name="P29">slučaj upotrebe se nastavlja od koraka 2.</text:p>
            </text:list-item>
          </text:list>
        </text:list-item>
      </text:list>
      <text:p text:style-name="P30"/>
      <text:h text:style-name="Heading_20_3" text:outline-level="3"><text:soft-page-break/>Slu<text:span text:style-name="T64">č</text:span>aj upotrebe: Porud<text:span text:style-name="T64">ž</text:span>bina preko veb stranice</text:h>
      <text:list xml:id="list3722293605521071949" text:style-name="L13">
        <text:list-item>
          <text:p text:style-name="P42">Kratak opis: <text:span text:style-name="T46">Kupac poručuje robu</text:span><text:span text:style-name="T44"> preko veb stranice</text:span><text:span text:style-name="T46">.</text:span></text:p>
          <text:p text:style-name="P31"/>
        </text:list-item>
        <text:list-item>
          <text:p text:style-name="P42">Ucesnici: </text:p>
          <text:list>
            <text:list-header>
              <text:p text:style-name="P31">Kupac - kreira svoju porud<text:span text:style-name="T65">ž</text:span>binu stavljanjem zeljenih artikala u virtuelnu korpu </text:p>
              <text:p text:style-name="P31"/>
            </text:list-header>
          </text:list>
        </text:list-item>
        <text:list-item>
          <text:p text:style-name="P42">Preduslovi: <text:span text:style-name="T44">veb stranica je ispravna, internet konekcija je stabilna na obe strane, baz</text:span><text:span text:style-name="T47">a</text:span><text:span text:style-name="T44"> porud</text:span><text:span text:style-name="T48">ž</text:span><text:span text:style-name="T44">bina je ispravna</text:span></text:p>
          <text:p text:style-name="P31"/>
        </text:list-item>
        <text:list-item>
          <text:p text:style-name="P42">Postuslovi: <text:span text:style-name="T47">porud</text:span><text:span text:style-name="T48">ž</text:span><text:span text:style-name="T47">bina je uneta u bazu porud</text:span><text:span text:style-name="T48">ž</text:span><text:span text:style-name="T47">bina </text:span><text:span text:style-name="T48">i</text:span><text:span text:style-name="T47"> posalta je potvrda </text:span><text:span text:style-name="T48">porudžbine kupcu</text:span></text:p>
          <text:p text:style-name="P32"/>
        </text:list-item>
        <text:list-item>
          <text:p text:style-name="P42">Osnovni tok: </text:p>
          <text:list>
            <text:list-item>
              <text:p text:style-name="P44"><text:span text:style-name="T47">K</text:span><text:span text:style-name="T44">upac na veb stranci unosi svoje korisničko ime i lozinku u polja predviđena za to</text:span><text:span text:style-name="T49"> i loguje se</text:span></text:p>
            </text:list-item>
            <text:list-item>
              <text:p text:style-name="P45"><text:span text:style-name="T47">Kupac odlu</text:span><text:span text:style-name="T48">č</text:span><text:span text:style-name="T47">uje </text:span><text:span text:style-name="T50">š</text:span><text:span text:style-name="T47">ta </text:span><text:span text:style-name="T48">ž</text:span><text:span text:style-name="T47">eli da poru</text:span><text:span text:style-name="T48">č</text:span><text:span text:style-name="T47">i</text:span></text:p>
            </text:list-item>
            <text:list-item>
              <text:p text:style-name="P32">Kupac stavlja <text:span text:style-name="T66">ž</text:span>eljene artikle u virtuelnu korpu</text:p>
            </text:list-item>
            <text:list-item>
              <text:p text:style-name="P35">Kupac pritisne dugme poruči kada završi sa odabirom artikala</text:p>
            </text:list-item>
            <text:list-item>
              <text:p text:style-name="P32">Na osnovu artikala u virtuelnoj korpi <text:span text:style-name="T66">i</text:span> kontakt podataka kreira se porud<text:span text:style-name="T67">ž</text:span>bina</text:p>
            </text:list-item>
            <text:list-item>
              <text:p text:style-name="P36">Porudžbina se šalje</text:p>
            </text:list-item>
            <text:list-item>
              <text:p text:style-name="P37">Automatski sistem šalje potvrdu o prijemu porudžbine</text:p>
            </text:list-item>
            <text:list-item>
              <text:p text:style-name="P36">Porudžbina se automatski unosi u bazu porudžbina</text:p>
            </text:list-item>
          </text:list>
        </text:list-item>
      </text:list>
      <text:p text:style-name="P33"/>
      <text:list xml:id="list165733165821169" text:continue-numbering="true" text:style-name="L13">
        <text:list-item>
          <text:p text:style-name="P42">Alternativni tok:</text:p>
          <text:p text:style-name="P43">1<text:span text:style-name="T68">a</text:span>: Kupac nije registrovan korisnik:</text:p>
        </text:list-item>
      </text:list>
      <text:list xml:id="list8985458606088436969" text:style-name="L14">
        <text:list-item>
          <text:p text:style-name="P34">Kupac prelazi na slučaj upotrebe: "<text:span text:style-name="T1">Registracija novih korisnika</text:span>"</text:p>
        </text:list-item>
        <text:list-item>
          <text:p text:style-name="P34">Nakon uspešne registracije pokušava ponovo sa korakom 1.</text:p>
        </text:list-item>
      </text:list>
      <text:p text:style-name="P46">1b: Kupac je zaboravio korisničko ime i (ili) lozinku</text:p>
      <text:list xml:id="list9126214247738189204" text:style-name="L15">
        <text:list-item>
          <text:p text:style-name="P24">Kupac prelazi na slučaj upotrebe: "<text:span text:style-name="T1">Zaboravljena lozinka i (ili) korisničko ime</text:span>"</text:p>
        </text:list-item>
        <text:list-item>
          <text:p text:style-name="P24">Nakon uspešnog oporavka pokušava ponovo sa korakom 1.</text:p>
        </text:list-item>
      </text:list>
      <text:h text:style-name="Heading_20_3" text:outline-level="3">Slučaj upotrebe: Registracija novih korisnika</text:h>
      <text:h text:style-name="Heading_20_3" text:outline-level="3">Slučaj upotrebe: Zaboravljena lozinka i (ili) korisničko im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11T16:57:32.158068741</dc:date>
    <meta:editing-duration>PT2H17M7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9" meta:paragraph-count="140" meta:word-count="1817" meta:character-count="12034" meta:non-whitespace-character-count="10374"/>
  </office:meta>
</office:document-meta>
</file>